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<text:tab/>One of the main logistics problems called «The problem of last mile», it is defined as following: «The most expensive part of delivery is the last few miles up to the customer».</text:p>
      <text:p text:style-name="Normal"><text:tab/>efwefw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